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"/>
  <manifest:file-entry manifest:full-path="ObjectReplacements/Object 3" manifest:media-type="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3f01" officeooo:paragraph-rsid="000a3f01"/>
    </style:style>
    <style:style style:name="P2" style:family="paragraph" style:parent-style-name="Standard">
      <style:text-properties officeooo:rsid="000ab39c" officeooo:paragraph-rsid="000ab39c"/>
    </style:style>
    <style:style style:name="P3" style:family="paragraph" style:parent-style-name="Standard">
      <style:paragraph-properties fo:text-align="center" style:justify-single-word="false"/>
      <style:text-properties officeooo:rsid="000ab39c" officeooo:paragraph-rsid="000ab39c"/>
    </style:style>
    <style:style style:name="P4" style:family="paragraph" style:parent-style-name="Standard">
      <style:paragraph-properties fo:text-align="center" style:justify-single-word="false"/>
      <style:text-properties officeooo:rsid="000ba6a0" officeooo:paragraph-rsid="000ba6a0"/>
    </style:style>
    <style:style style:name="P5" style:family="paragraph" style:parent-style-name="Standard">
      <style:paragraph-properties fo:text-align="start" style:justify-single-word="false"/>
      <style:text-properties officeooo:rsid="000ba6a0" officeooo:paragraph-rsid="000ba6a0"/>
    </style:style>
    <style:style style:name="P6" style:family="paragraph" style:parent-style-name="Standard">
      <style:paragraph-properties fo:text-align="start" style:justify-single-word="false"/>
      <style:text-properties officeooo:rsid="000bdaa1" officeooo:paragraph-rsid="000bdaa1"/>
    </style:style>
    <style:style style:name="P7" style:family="paragraph" style:parent-style-name="Standard">
      <style:paragraph-properties fo:text-align="start" style:justify-single-word="false"/>
      <style:text-properties officeooo:rsid="000c1673" officeooo:paragraph-rsid="000c1673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fo:font-style="normal" fo:font-weight="normal" officeooo:rsid="000c1673" officeooo:paragraph-rsid="000c1673" style:font-size-asian="11pt" style:font-style-asian="normal" style:font-weight-asian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fo:font-style="normal" fo:font-weight="normal" officeooo:rsid="000f00a0" officeooo:paragraph-rsid="000f00a0" style:font-size-asian="11pt" style:font-style-asian="normal" style:font-weight-asian="normal"/>
    </style:style>
    <style:style style:name="P10" style:family="paragraph" style:parent-style-name="Standard">
      <style:paragraph-properties fo:text-align="start" style:justify-single-word="false"/>
      <style:text-properties officeooo:rsid="000d5819" officeooo:paragraph-rsid="000d5819"/>
    </style:style>
    <style:style style:name="P11" style:family="paragraph" style:parent-style-name="Standard">
      <style:paragraph-properties fo:text-align="start" style:justify-single-word="false"/>
      <style:text-properties officeooo:rsid="000d5dc6" officeooo:paragraph-rsid="000d5dc6"/>
    </style:style>
    <style:style style:name="P12" style:family="paragraph" style:parent-style-name="Standard">
      <style:paragraph-properties fo:text-align="start" style:justify-single-word="false"/>
      <style:text-properties officeooo:rsid="000f00a0" officeooo:paragraph-rsid="000f00a0"/>
    </style:style>
    <style:style style:name="P13" style:family="paragraph" style:parent-style-name="Standard">
      <style:paragraph-properties fo:text-align="start" style:justify-single-word="false"/>
      <style:text-properties officeooo:rsid="000f00a0" officeooo:paragraph-rsid="000f00a0"/>
    </style:style>
    <style:style style:name="P14" style:family="paragraph" style:parent-style-name="Standard">
      <style:paragraph-properties fo:text-align="start" style:justify-single-word="false"/>
      <style:text-properties officeooo:rsid="001290df" officeooo:paragraph-rsid="001290df"/>
    </style:style>
    <style:style style:name="P15" style:family="paragraph" style:parent-style-name="Standard">
      <style:paragraph-properties fo:text-align="start" style:justify-single-word="false"/>
      <style:text-properties officeooo:rsid="001290df" officeooo:paragraph-rsid="00133f48"/>
    </style:style>
    <style:style style:name="P16" style:family="paragraph" style:parent-style-name="Standard">
      <style:paragraph-properties fo:text-align="start" style:justify-single-word="false"/>
      <style:text-properties officeooo:rsid="00133f48" officeooo:paragraph-rsid="00133f48"/>
    </style:style>
    <style:style style:name="P17" style:family="paragraph" style:parent-style-name="Standard">
      <style:paragraph-properties fo:text-align="start" style:justify-single-word="false"/>
      <style:text-properties officeooo:rsid="00143f44" officeooo:paragraph-rsid="00143f44"/>
    </style:style>
    <style:style style:name="T1" style:family="text">
      <style:text-properties officeooo:rsid="001290df"/>
    </style:style>
    <style:style style:name="T2" style:family="text">
      <style:text-properties officeooo:rsid="00133f48"/>
    </style:style>
    <style:style style:name="T3" style:family="text">
      <style:text-properties officeooo:rsid="00143f4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(observar esto o algo peor | H0 es cierto) → p-valor</text:p>
      <text:p text:style-name="P1"><draw:frame draw:style-name="fr1" draw:name="Objeto1" text:anchor-type="as-char" svg:y="-0.215cm" svg:width="0.482cm" svg:height="0.242cm" draw:z-index="0"><draw:object xlink:href="./Object 1" xlink:type="simple" xlink:show="embed" xlink:actuate="onLoad"/><draw:image xlink:href="./ObjectReplacements/Object 1" xlink:type="simple" xlink:show="embed" xlink:actuate="onLoad"/></draw:frame>= probabilidad de cometer un error de falso positivo</text:p>
      <text:p text:style-name="P1"/>
      <text:p text:style-name="P2">Contrastes no parametricos</text:p>
      <text:p text:style-name="P2"/>
      <text:p text:style-name="P2">1. X e Y son dos variables cualitativas</text:p>
      <text:p text:style-name="P2"/>
      <text:p text:style-name="P2">p.e. ciudad de procedencia y comida favorita</text:p>
      <text:p text:style-name="P2"/>
      <text:p text:style-name="P2">H0 X e Y son independientes</text:p>
      <text:p text:style-name="P2">H1 X eY no son independientes7</text:p>
      <text:p text:style-name="P3"/>
      <text:p text:style-name="P3"/>
      <text:p text:style-name="P3"><draw:frame draw:style-name="fr2" draw:name="Objeto2" text:anchor-type="paragraph" svg:width="9.033cm" svg:height="1.8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4">Independencia</text:p>
      <text:p text:style-name="P3"/>
      <text:p text:style-name="P3"><draw:frame draw:style-name="fr2" draw:name="Objeto3" text:anchor-type="paragraph" svg:width="6.773cm" svg:height="1.35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4">Dependencia</text:p>
      <text:p text:style-name="P3"/>
      <text:p text:style-name="P3"><draw:frame draw:style-name="fr2" draw:name="Objeto4" text:anchor-type="paragraph" svg:width="6.773cm" svg:height="1.35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4">Real</text:p>
      <text:p text:style-name="P4"/>
      <text:p text:style-name="P4"/>
      <text:p text:style-name="P4"><draw:frame draw:style-name="fr2" draw:name="Objeto5" text:anchor-type="paragraph" svg:width="6.773cm" svg:height="1.35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/>
      <text:p text:style-name="P4">p-valor inventado = 0,00071349 → rechazamos H0 → no son independientes</text:p>
      <text:p text:style-name="P4"/>
      <text:p text:style-name="P5"/>
      <text:p text:style-name="P5"/>
      <text:p text:style-name="P5">2. Contraste de bondad de ajuste</text:p>
      <text:p text:style-name="P5"/>
      <text:p text:style-name="P6"><text:bookmark-start text:name="__DdeLink__33_434344319"/>H0·X~N<text:bookmark-end text:name="__DdeLink__33_434344319"/></text:p>
      <text:p text:style-name="P6">H0·X~F</text:p>
      <text:p text:style-name="P6">H0·X~X² </text:p>
      <text:p text:style-name="P6"/>
      <text:p text:style-name="P6"/>
      <text:p text:style-name="P6">p-value &gt;= 0,05</text:p>
      <text:p text:style-name="P6">P(H0 cierta)=0,05</text:p>
      <text:p text:style-name="P6">P(observar “esto” o algo peor | H0 es cierta)</text:p>
      <text:p text:style-name="P7"/>
      <text:p text:style-name="P7"/>
      <text:p text:style-name="P7"><text:soft-page-break/><draw:frame draw:style-name="fr1" draw:name="Objeto6" text:anchor-type="as-char" svg:y="-0.377cm" svg:width="2.007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<draw:frame draw:style-name="fr1" draw:name="Objeto7" text:anchor-type="as-char" svg:y="-0.377cm" svg:width="2.007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0">p-valor &gt;=0mo5 </text:p>
      <text:p text:style-name="P10"/>
      <text:p text:style-name="P10">no hay diferencias SIGNIFICATIVAS entre grupos</text:p>
      <text:p text:style-name="P10"/>
      <text:p text:style-name="P10">Si el p valor es muy pequeño es que la diferencia existe y es muy grande</text:p>
      <text:p text:style-name="P10"/>
      <text:p text:style-name="P10"/>
      <text:p text:style-name="P10">Ejercicio de examen</text:p>
      <text:p text:style-name="P10"/>
      <text:p text:style-name="P11">La guardia civil quiere estudiar que velocidad van los vehículos por un punto</text:p>
      <text:p text:style-name="P11"/>
      <text:p text:style-name="P11">X velocidad de los conductores hombres</text:p>
      <text:p text:style-name="P11">Y velocidad de las conductoras mujeres</text:p>
      <text:p text:style-name="P11"/>
      <text:p text:style-name="P11">Hombres: 132,125,116,145,110</text:p>
      <text:p text:style-name="P11">Mujeres: 142,138,112,131,120,108,119,130</text:p>
      <text:p text:style-name="P11"/>
      <text:p text:style-name="P12"><draw:frame draw:style-name="fr1" draw:name="Objeto8" text:anchor-type="as-char" svg:y="-0.386cm" svg:width="2.558cm" svg:height="0.54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3" draw:name="Objeto9" text:anchor-type="as-char" svg:y="-0.386cm" svg:width="2.565cm" svg:height="0.542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P12"/>
      <text:p text:style-name="P11"/>
      <text:p text:style-name="P11">n_x = 5</text:p>
      <text:p text:style-name="P11">bar x= <text:span text:style-name="T1">126</text:span></text:p>
      <text:p text:style-name="P11">S_x <text:span text:style-name="T1">= 13,3978</text:span></text:p>
      <text:p text:style-name="P11"/>
      <text:p text:style-name="P11">n_y = 8</text:p>
      <text:p text:style-name="P11">bar y = <text:s/><text:span text:style-name="T1">125</text:span></text:p>
      <text:p text:style-name="P12">S_y= <text:span text:style-name="T1">12,1773</text:span></text:p>
      <text:p text:style-name="P12"/>
      <text:p text:style-name="P12"/>
      <text:p text:style-name="P14">H0: %my_x-%my_y &lt;=0</text:p>
      <text:p text:style-name="P14">H1: %my_x-%my_y &gt;0</text:p>
      <text:p text:style-name="P14"/>
      <text:p text:style-name="P14"><text:bookmark-start text:name="__DdeLink__180_3309334749"/>%sigma² _x = %sigma²_y<text:bookmark-end text:name="__DdeLink__180_3309334749"/></text:p>
      <text:p text:style-name="P14"/>
      <text:p text:style-name="P14">H₀: %sigma² _x = %sigma²_y</text:p>
      <text:p text:style-name="P14">H₁: %sigma² _x &lt;&gt; %sigma²_y</text:p>
      <text:p text:style-name="P14"/>
      <text:p text:style-name="P14">o bien I.C. para {%sigma² _x }over{ %sigma²_y}</text:p>
      <text:p text:style-name="P14"/>
      <text:p text:style-name="P14">Fexp = <text:s/>S_x ^ 2 over S_ y ² = <text:s/>13,3978 ^ 2 over 12,1773^ 2 = 1,2105</text:p>
      <text:p text:style-name="P14"/>
      <text:p text:style-name="P15">Rechazamos H₀ si Fexp &lt;= 1 over { F_<text:span text:style-name="T2">{</text:span>nx-1,ny-1,1-%alfa/2<text:span text:style-name="T2">}</text:span>} o bien si Fexp &gt;= F_{nx-1,ny-1,1-%alfa/2}</text:p>
      <text:p text:style-name="P14"><text:s/><text:span text:style-name="T2">1,2105 &lt;= 1 over 9,704 ? <text:s/>no</text:span></text:p>
      <text:p text:style-name="P16"><text:soft-page-break/>1,210 &gt;= 5,523 ? no</text:p>
      <text:p text:style-name="P14"/>
      <text:p text:style-name="P14"/>
      <text:p text:style-name="P16">no se rechaza Ho por lo que no tengo evidencias de que las variaciones sean distintas y las supondremos iguales</text:p>
      <text:p text:style-name="P16"/>
      <text:p text:style-name="P16">T={bar – bar y - %my_0}over {Sp{sqrt(1 over n_x + 1 over n_y} </text:p>
      <text:p text:style-name="P16">T_exp=0,199</text:p>
      <text:p text:style-name="P16">Rechazaremos la hipotesis H₀ si ocurre que Texp&gt;= t_{nx+ny-x;1-%alfa}=t_11:0,95=<text:span text:style-name="T3">1,796</text:span></text:p>
      <text:p text:style-name="P16"/>
      <text:p text:style-name="P17">Conclusion: no hay evidencia suficiente para afirmar que los hombres conducen mas rapido que las mujeres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1:34:57.910857025</meta:creation-date>
    <dc:date>2019-05-17T13:17:43.110987613</dc:date>
    <meta:editing-duration>PT20M21S</meta:editing-duration>
    <meta:editing-cycles>6</meta:editing-cycles>
    <meta:generator>LibreOffice/6.1.6.3$Linux_X86_64 LibreOffice_project/10$Build-3</meta:generator>
    <meta:document-statistic meta:table-count="0" meta:image-count="0" meta:object-count="9" meta:page-count="3" meta:paragraph-count="52" meta:word-count="311" meta:character-count="1678" meta:non-whitespace-character-count="1425"/>
  </office:meta>
</office:document-meta>
</file>

<file path=Object 1/content.xml><?xml version="1.0" encoding="utf-8"?>
<math xmlns="http://www.w3.org/1998/Math/MathML" display="block">
  <semantics>
    <mi>α</mi>
    <annotation encoding="StarMath 5.0">%alpha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3"/>
        <table:table-row table:style-name="ro1"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miga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ella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almorejo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2:09:08.1249981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 table:number-rows-repeated="7">
          <table:table-cell table:number-columns-repeated="3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2:09:32.6875341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 table:number-rows-repeated="12"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2:09:39.5675849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 table:number-rows-repeated="17">
          <table:table-cell table:number-columns-repeated="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2:13:30.2550934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math xmlns="http://www.w3.org/1998/Math/MathML" display="block">
  <semantics>
    <mrow>
      <msub>
        <mi>H</mi>
        <mn>0</mn>
      </msub>
      <mi mathvariant="normal">:</mi>
      <mrow>
        <msub>
          <mi>μ</mi>
          <mn>1</mn>
        </msub>
        <mo stretchy="false">=</mo>
        <msub>
          <mi>μ</mi>
          <mn>2</mn>
        </msub>
      </mrow>
    </mrow>
    <annotation encoding="StarMath 5.0">H_0: %mu_1=%mu_2</annotation>
  </semantics>
</math>
</file>

<file path=Object 7/content.xml><?xml version="1.0" encoding="utf-8"?>
<math xmlns="http://www.w3.org/1998/Math/MathML" display="block">
  <semantics>
    <mrow>
      <msub>
        <mi>H</mi>
        <mn>0</mn>
      </msub>
      <mi mathvariant="normal">:</mi>
      <mrow>
        <msub>
          <mi>μ</mi>
          <mn>1</mn>
        </msub>
        <mo stretchy="false">≠</mo>
        <msub>
          <mi>μ</mi>
          <mn>2</mn>
        </msub>
      </mrow>
    </mrow>
    <annotation encoding="StarMath 5.0">H_0: %mu_1&lt;&gt;%mu_2</annotation>
  </semantics>
</math>
</file>

<file path=Object 8/content.xml><?xml version="1.0" encoding="utf-8"?>
<math xmlns="http://www.w3.org/1998/Math/MathML" display="block">
  <semantics>
    <mrow>
      <mi>X</mi>
      <mtext>~</mtext>
      <mi>N</mi>
      <mrow>
        <mo fence="true" stretchy="false">(</mo>
        <mrow>
          <mrow>
            <msub>
              <mi>μ</mi>
              <mi>x</mi>
            </msub>
            <mi>,</mi>
            <msub>
              <mi>σ</mi>
              <mi>x</mi>
            </msub>
          </mrow>
        </mrow>
        <mo fence="true" stretchy="false">)</mo>
      </mrow>
    </mrow>
    <annotation encoding="StarMath 5.0">X"~"N(%mu_x, %sigma_x)</annotation>
  </semantics>
</math>
</file>

<file path=Object 9/content.xml><?xml version="1.0" encoding="utf-8"?>
<math xmlns="http://www.w3.org/1998/Math/MathML" display="block">
  <semantics>
    <mrow>
      <mi>Y</mi>
      <mtext>~</mtext>
      <mi>N</mi>
      <mrow>
        <mo fence="true" stretchy="false">(</mo>
        <mrow>
          <mrow>
            <msub>
              <mi>μ</mi>
              <mi>y</mi>
            </msub>
            <mi>,</mi>
            <msub>
              <mi>σ</mi>
              <mi>y</mi>
            </msub>
          </mrow>
        </mrow>
        <mo fence="true" stretchy="false">)</mo>
      </mrow>
    </mrow>
    <annotation encoding="StarMath 5.0">Y"~"N(%mu_y, %sigma_y)</annotation>
  </semantics>
</math>
</file>